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19881755796210977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21372354853611821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5391831027358822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225710190543427183"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7738939459422487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92576568488066093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21337031579956596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75115562276276380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593725" text:continue-list="list221337031579956596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3648347946834822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8487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8962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582079"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58071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8664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63134148059635148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98954407399448078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15996844815510482"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93688"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74858801508011356"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7877079457388405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198462492871398067" text:style-name="L15">
        <text:list-item>
          <text:list>
            <text:list-header>
              <text:p text:style-name="P182">1.5 miles averaging about 9:40/mile and rest 1 min</text:p>
            </text:list-header>
          </text:list>
        </text:list-item>
      </text:list>
      <text:p text:style-name="P24">1 mile in 8:26 and rest 2 min</text:p>
      <text:list xml:id="list283741659670763975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698930513151575804"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87929"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24170157816976380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96405885399135748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15819885559945139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569881" text:continue-list="list7964058853991357480" text:style-name="L19">
        <text:list-item>
          <text:list>
            <text:list-header>
              <text:p text:style-name="P186">(Pace*HR)=1240</text:p>
            </text:list-header>
          </text:list>
        </text:list-item>
      </text:list>
      <text:list xml:id="list39584945" text:continue-list="list6241701578169763806" text:style-name="L18">
        <text:list-item>
          <text:list>
            <text:list-header>
              <text:p text:style-name="P185">2 miles at 10:46/mile Ave HR= 121 bpm and rest a few minutes</text:p>
            </text:list-header>
          </text:list>
        </text:list-item>
      </text:list>
      <text:list xml:id="list39584595" text:continue-list="list3956988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58640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056954108658579691"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968766794938651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96512483758545878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7201801764386136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8685812308767004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88682993947330870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58250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9489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65662046751133060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72439332098275903"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6166360682485191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8705043025759963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13006305313613698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93309509020224922" text:style-name="L32">
        <text:list-item>
          <text:list>
            <text:list-header>
              <text:p text:style-name="P196">0.25 miles in 2:54</text:p>
              <text:p text:style-name="P196">1 mile in 9:21 going faster as I ran and ending at around 8:30 pace</text:p>
            </text:list-header>
          </text:list>
        </text:list-item>
      </text:list>
      <text:list xml:id="list8484931290907437076"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01571832522290284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2326563062059607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8480119380557744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10"/>
      <text:p text:style-name="P10"/>
      <text:p text:style-name="P10">20 or more cemetery loops:</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8310201606026464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3T19:31:54.72</dc:date>
    <dc:creator>James Lombardi</dc:creator>
    <meta:editing-duration>P27DT8H2M42S</meta:editing-duration>
    <meta:editing-cycles>2032</meta:editing-cycles>
    <meta:generator>OpenOffice/4.1.2$Win32 OpenOffice.org_project/412m3$Build-9782</meta:generator>
    <meta:document-statistic meta:table-count="0" meta:image-count="9" meta:object-count="0" meta:page-count="201" meta:paragraph-count="5856" meta:word-count="63406" meta:character-count="324895"/>
  </office:meta>
</office:document-meta>
</file>